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3cafe4"/>
    </style:style>
    <style:style style:name="gr2" style:family="graphic" style:parent-style-name="standard">
      <style:graphic-properties svg:stroke-width="0.002cm" svg:stroke-color="#8dcae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2cm" draw:fill-color="#076086"/>
    </style:style>
    <style:style style:name="gr4" style:family="graphic" style:parent-style-name="standard">
      <style:graphic-properties draw:stroke="none" svg:stroke-width="0.002cm" draw:fill-color="#1c97cd"/>
    </style:style>
    <style:style style:name="gr5" style:family="graphic" style:parent-style-name="standard">
      <style:graphic-properties draw:stroke="none" svg:stroke-width="0.002cm" draw:fill-color="#134967"/>
    </style:style>
    <style:style style:name="gr6" style:family="graphic" style:parent-style-name="standard">
      <style:graphic-properties draw:stroke="none" svg:stroke-width="0.002cm" draw:fill-color="#000000"/>
    </style:style>
    <style:style style:name="gr7" style:family="graphic" style:parent-style-name="standard">
      <style:graphic-properties draw:stroke="none" svg:stroke-width="0.002cm" draw:fill-color="#ffffff"/>
    </style:style>
    <style:style style:name="gr8" style:family="graphic" style:parent-style-name="standard">
      <style:graphic-properties svg:stroke-width="0.03cm" svg:stroke-color="#ffffff" draw:fill="none" draw:fill-color="#ffffff" fo:padding-top="-0.035cm" fo:padding-bottom="-0.035cm" fo:padding-left="-0.035cm" fo:padding-right="-0.035cm"/>
    </style:style>
    <style:style style:name="gr9" style:family="graphic" style:parent-style-name="standard">
      <style:graphic-properties draw:stroke="none" svg:stroke-width="0.03cm" draw:fill-color="#ffffff"/>
    </style:style>
    <style:style style:name="gr10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376cm" svg:y="-5cm"/>
          <draw:glue-point draw:id="5" svg:x="5cm" svg:y="-5cm"/>
          <draw:glue-point draw:id="6" svg:x="1.312cm" svg:y="-5cm"/>
          <draw:glue-point draw:id="7" svg:x="-4.999cm" svg:y="5cm"/>
          <draw:glue-point draw:id="8" svg:x="2.971cm" svg:y="5cm"/>
          <draw:glue-point draw:id="9" svg:x="-1.014cm" svg:y="5cm"/>
          <draw:glue-point draw:id="10" svg:x="-5cm" svg:y="-0.695cm"/>
          <draw:glue-point draw:id="11" svg:x="-5cm" svg:y="2.152cm"/>
          <draw:glue-point draw:id="12" svg:x="-5cm" svg:y="3.858cm"/>
          <draw:glue-point draw:id="13" svg:x="-5cm" svg:y="1.04cm"/>
          <draw:glue-point draw:id="14" svg:x="5cm" svg:y="-0.008cm"/>
          <draw:glue-point draw:id="15" svg:x="5cm" svg:y="-2.504cm"/>
          <draw:glue-point draw:id="16" svg:x="-0.759cm" svg:y="0.32cm"/>
          <draw:polygon draw:style-name="gr1" draw:layer="layout" svg:width="3.967cm" svg:height="0.861cm" svg:x="0cm" svg:y="0cm" svg:viewBox="0 0 3968 862" draw:points="3162,862 3968,0 1041,0 0,862">
            <text:p/>
          </draw:polygon>
          <draw:path draw:style-name="gr2" draw:layer="layout" svg:width="3.962cm" svg:height="0.861cm" svg:x="0cm" svg:y="0cm" svg:viewBox="0 0 3963 862" svg:d="m3162 862 801-857zm0-5h-2922l-1041 862h3162zm0 0z">
            <text:p/>
          </draw:path>
          <draw:polygon draw:style-name="gr3" draw:layer="layout" svg:width="0.805cm" svg:height="2cm" svg:x="3.162cm" svg:y="0cm" svg:viewBox="0 0 806 2001" draw:points="806,992 806,0 0,861 0,2001">
            <text:p/>
          </draw:polygon>
          <draw:path draw:style-name="gr2" draw:layer="layout" svg:width="0.8cm" svg:height="1.995cm" svg:x="3.162cm" svg:y="0.005cm" svg:viewBox="0 0 801 1996" svg:d="m801 0-801 856v1140l801-1003zm0-993z">
            <text:p/>
          </draw:path>
          <draw:polygon draw:style-name="gr4" draw:layer="layout" svg:width="3.162cm" svg:height="1.139cm" svg:x="0cm" svg:y="0.861cm" svg:viewBox="0 0 3163 1140" draw:points="3163,1140 3163,0 0,0 0,1140">
            <text:p/>
          </draw:polygon>
          <draw:polygon draw:style-name="gr2" draw:layer="layout" svg:width="3.162cm" svg:height="1.139cm" svg:x="0cm" svg:y="0.861cm" svg:viewBox="0 0 3163 1140" draw:points="3163,1140 3163,0 0,0 0,1140">
            <text:p/>
          </draw:polygon>
          <draw:polygon draw:style-name="gr5" draw:layer="layout" svg:width="2.386cm" svg:height="0.607cm" svg:x="0.316cm" svg:y="1.195cm" svg:viewBox="0 0 2387 608" draw:points="2387,608 2387,0 0,0 0,608">
            <text:p/>
          </draw:polygon>
          <draw:polygon draw:style-name="gr2" draw:layer="layout" svg:width="2.386cm" svg:height="0.607cm" svg:x="0.316cm" svg:y="1.195cm" svg:viewBox="0 0 2387 608" draw:points="2387,608 2387,0 0,0 0,608">
            <text:p/>
          </draw:polygon>
          <draw:polygon draw:style-name="gr6" draw:layer="layout" svg:width="2.359cm" svg:height="0.215cm" svg:x="0.921cm" svg:y="0.28cm" svg:viewBox="0 0 2360 216" draw:points="2360,108 1756,0 1717,59 89,59 0,134 1653,134 1616,216">
            <text:p/>
          </draw:polygon>
          <draw:polygon draw:style-name="gr7" draw:layer="layout" svg:width="2.359cm" svg:height="0.214cm" svg:x="0.878cm" svg:y="0.322cm" svg:viewBox="0 0 2360 215" draw:points="2360,108 1756,0 1717,58 89,58 0,134 1654,133 1616,215">
            <text:p/>
          </draw:polygon>
          <draw:polygon draw:style-name="gr3" draw:layer="layout" svg:width="3.151cm" svg:height="0.671cm" svg:x="0.009cm" svg:y="0.873cm" svg:viewBox="0 0 3152 672" draw:points="3150,672 0,672 0,0 3152,0">
            <text:p/>
          </draw:polygon>
          <draw:polygon draw:style-name="gr2" draw:layer="layout" svg:width="3.151cm" svg:height="0.671cm" svg:x="0.009cm" svg:y="0.873cm" svg:viewBox="0 0 3152 672" draw:points="3150,672 0,672 0,0 3152,0">
            <text:p/>
          </draw:polygon>
          <draw:polygon draw:style-name="gr7" draw:layer="layout" svg:width="0.422cm" svg:height="0.291cm" svg:x="0.304cm" svg:y="1.071cm" svg:viewBox="0 0 423 292" draw:points="422,292 0,292 0,0 423,0">
            <text:p/>
          </draw:polygon>
          <draw:polygon draw:style-name="gr8" draw:layer="layout" svg:width="0.422cm" svg:height="0.291cm" svg:x="0.304cm" svg:y="1.071cm" svg:viewBox="0 0 423 292" draw:points="422,292 0,292 0,0 423,0">
            <text:p/>
          </draw:polygon>
          <draw:polygon draw:style-name="gr9" draw:layer="layout" svg:width="0.127cm" svg:height="0.049cm" svg:x="0.173cm" svg:y="1.443cm" svg:viewBox="0 0 128 50" draw:points="128,50 0,50 0,0 128,0">
            <text:p/>
          </draw:polygon>
          <draw:polygon draw:style-name="gr10" draw:layer="layout" svg:width="0.127cm" svg:height="0.049cm" svg:x="0.173cm" svg:y="1.443cm" svg:viewBox="0 0 128 50" draw:points="128,50 0,50 0,0 128,0">
            <text:p/>
          </draw:polygon>
          <draw:polygon draw:style-name="gr11" draw:layer="layout" svg:width="0.126cm" svg:height="0.049cm" svg:x="0.431cm" svg:y="1.443cm" svg:viewBox="0 0 127 50" draw:points="127,50 0,50 0,0 127,0">
            <text:p/>
          </draw:polygon>
          <draw:polygon draw:style-name="gr10" draw:layer="layout" svg:width="0.126cm" svg:height="0.049cm" svg:x="0.431cm" svg:y="1.443cm" svg:viewBox="0 0 127 50" draw:points="127,50 0,50 0,0 127,0">
            <text:p/>
          </draw:polygon>
          <draw:polygon draw:style-name="gr11" draw:layer="layout" svg:width="0.126cm" svg:height="0.049cm" svg:x="0.689cm" svg:y="1.443cm" svg:viewBox="0 0 127 50" draw:points="127,50 0,50 0,0 127,0">
            <text:p/>
          </draw:polygon>
          <draw:polygon draw:style-name="gr10" draw:layer="layout" svg:width="0.126cm" svg:height="0.049cm" svg:x="0.689cm" svg:y="1.443cm" svg:viewBox="0 0 127 50" draw:points="127,50 0,50 0,0 127,0">
            <text:p/>
          </draw:polygon>
          <draw:polygon draw:style-name="gr11" draw:layer="layout" svg:width="0.126cm" svg:height="0.049cm" svg:x="0.947cm" svg:y="1.443cm" svg:viewBox="0 0 127 50" draw:points="127,50 0,50 0,0 127,0">
            <text:p/>
          </draw:polygon>
          <draw:polygon draw:style-name="gr10" draw:layer="layout" svg:width="0.126cm" svg:height="0.049cm" svg:x="0.947cm" svg:y="1.443cm" svg:viewBox="0 0 127 50" draw:points="127,50 0,50 0,0 127,0">
            <text:p/>
          </draw:polygon>
          <draw:polygon draw:style-name="gr11" draw:layer="layout" svg:width="0.126cm" svg:height="0.049cm" svg:x="1.205cm" svg:y="1.443cm" svg:viewBox="0 0 127 50" draw:points="127,50 0,50 0,0 127,0">
            <text:p/>
          </draw:polygon>
          <draw:polygon draw:style-name="gr10" draw:layer="layout" svg:width="0.126cm" svg:height="0.049cm" svg:x="1.205cm" svg:y="1.443cm" svg:viewBox="0 0 127 50" draw:points="127,50 0,50 0,0 127,0">
            <text:p/>
          </draw:polygon>
          <draw:polygon draw:style-name="gr11" draw:layer="layout" svg:width="0.126cm" svg:height="0.049cm" svg:x="1.463cm" svg:y="1.443cm" svg:viewBox="0 0 127 50" draw:points="127,50 0,50 0,0 127,0">
            <text:p/>
          </draw:polygon>
          <draw:polygon draw:style-name="gr10" draw:layer="layout" svg:width="0.126cm" svg:height="0.049cm" svg:x="1.463cm" svg:y="1.443cm" svg:viewBox="0 0 127 50" draw:points="127,50 0,50 0,0 127,0">
            <text:p/>
          </draw:polygon>
          <draw:polygon draw:style-name="gr11" draw:layer="layout" svg:width="0.126cm" svg:height="0.049cm" svg:x="1.721cm" svg:y="1.443cm" svg:viewBox="0 0 127 50" draw:points="127,50 0,50 0,0 127,0">
            <text:p/>
          </draw:polygon>
          <draw:polygon draw:style-name="gr10" draw:layer="layout" svg:width="0.126cm" svg:height="0.049cm" svg:x="1.721cm" svg:y="1.443cm" svg:viewBox="0 0 127 50" draw:points="127,50 0,50 0,0 127,0">
            <text:p/>
          </draw:polygon>
          <draw:polygon draw:style-name="gr11" draw:layer="layout" svg:width="0.126cm" svg:height="0.049cm" svg:x="1.979cm" svg:y="1.443cm" svg:viewBox="0 0 127 50" draw:points="127,50 0,50 0,0 127,0">
            <text:p/>
          </draw:polygon>
          <draw:polygon draw:style-name="gr10" draw:layer="layout" svg:width="0.126cm" svg:height="0.049cm" svg:x="1.979cm" svg:y="1.443cm" svg:viewBox="0 0 127 50" draw:points="127,50 0,50 0,0 127,0">
            <text:p/>
          </draw:polygon>
          <draw:polygon draw:style-name="gr11" draw:layer="layout" svg:width="0.126cm" svg:height="0.049cm" svg:x="2.238cm" svg:y="1.443cm" svg:viewBox="0 0 127 50" draw:points="127,50 0,50 0,0 127,0">
            <text:p/>
          </draw:polygon>
          <draw:polygon draw:style-name="gr10" draw:layer="layout" svg:width="0.126cm" svg:height="0.049cm" svg:x="2.238cm" svg:y="1.443cm" svg:viewBox="0 0 127 50" draw:points="127,50 0,50 0,0 127,0">
            <text:p/>
          </draw:polygon>
          <draw:polygon draw:style-name="gr11" draw:layer="layout" svg:width="0.126cm" svg:height="0.049cm" svg:x="2.495cm" svg:y="1.443cm" svg:viewBox="0 0 127 50" draw:points="127,50 0,50 0,0 127,0">
            <text:p/>
          </draw:polygon>
          <draw:polygon draw:style-name="gr10" draw:layer="layout" svg:width="0.126cm" svg:height="0.049cm" svg:x="2.495cm" svg:y="1.443cm" svg:viewBox="0 0 127 50" draw:points="127,50 0,50 0,0 127,0">
            <text:p/>
          </draw:polygon>
          <draw:polygon draw:style-name="gr11" draw:layer="layout" svg:width="0.126cm" svg:height="0.049cm" svg:x="2.753cm" svg:y="1.443cm" svg:viewBox="0 0 127 50" draw:points="127,50 0,50 0,0 127,0">
            <text:p/>
          </draw:polygon>
          <draw:polygon draw:style-name="gr10" draw:layer="layout" svg:width="0.126cm" svg:height="0.049cm" svg:x="2.753cm" svg:y="1.443cm" svg:viewBox="0 0 127 50" draw:points="127,50 0,50 0,0 127,0">
            <text:p/>
          </draw:polygon>
          <draw:polygon draw:style-name="gr11" draw:layer="layout" svg:width="0.127cm" svg:height="0.05cm" svg:x="0.173cm" svg:y="0.941cm" svg:viewBox="0 0 128 51" draw:points="128,51 0,51 0,0 127,0">
            <text:p/>
          </draw:polygon>
          <draw:polygon draw:style-name="gr10" draw:layer="layout" svg:width="0.127cm" svg:height="0.05cm" svg:x="0.173cm" svg:y="0.941cm" svg:viewBox="0 0 128 51" draw:points="128,51 0,51 0,0 127,0">
            <text:p/>
          </draw:polygon>
          <draw:polygon draw:style-name="gr11" draw:layer="layout" svg:width="0.126cm" svg:height="0.05cm" svg:x="0.431cm" svg:y="0.941cm" svg:viewBox="0 0 127 51" draw:points="127,51 0,51 0,0 127,0">
            <text:p/>
          </draw:polygon>
          <draw:polygon draw:style-name="gr10" draw:layer="layout" svg:width="0.126cm" svg:height="0.05cm" svg:x="0.431cm" svg:y="0.941cm" svg:viewBox="0 0 127 51" draw:points="127,51 0,51 0,0 127,0">
            <text:p/>
          </draw:polygon>
          <draw:polygon draw:style-name="gr11" draw:layer="layout" svg:width="0.126cm" svg:height="0.05cm" svg:x="0.689cm" svg:y="0.941cm" svg:viewBox="0 0 127 51" draw:points="127,51 0,51 0,0 127,0">
            <text:p/>
          </draw:polygon>
          <draw:polygon draw:style-name="gr10" draw:layer="layout" svg:width="0.126cm" svg:height="0.05cm" svg:x="0.689cm" svg:y="0.941cm" svg:viewBox="0 0 127 51" draw:points="127,51 0,51 0,0 127,0">
            <text:p/>
          </draw:polygon>
          <draw:polygon draw:style-name="gr11" draw:layer="layout" svg:width="0.126cm" svg:height="0.05cm" svg:x="0.947cm" svg:y="0.941cm" svg:viewBox="0 0 127 51" draw:points="127,51 0,51 0,0 127,0">
            <text:p/>
          </draw:polygon>
          <draw:polygon draw:style-name="gr10" draw:layer="layout" svg:width="0.126cm" svg:height="0.05cm" svg:x="0.947cm" svg:y="0.941cm" svg:viewBox="0 0 127 51" draw:points="127,51 0,51 0,0 127,0">
            <text:p/>
          </draw:polygon>
          <draw:polygon draw:style-name="gr11" draw:layer="layout" svg:width="0.126cm" svg:height="0.05cm" svg:x="1.205cm" svg:y="0.941cm" svg:viewBox="0 0 127 51" draw:points="127,51 0,51 0,0 127,0">
            <text:p/>
          </draw:polygon>
          <draw:polygon draw:style-name="gr10" draw:layer="layout" svg:width="0.126cm" svg:height="0.05cm" svg:x="1.205cm" svg:y="0.941cm" svg:viewBox="0 0 127 51" draw:points="127,51 0,51 0,0 127,0">
            <text:p/>
          </draw:polygon>
          <draw:polygon draw:style-name="gr11" draw:layer="layout" svg:width="0.126cm" svg:height="0.05cm" svg:x="1.463cm" svg:y="0.941cm" svg:viewBox="0 0 127 51" draw:points="127,51 0,51 0,0 127,0">
            <text:p/>
          </draw:polygon>
          <draw:polygon draw:style-name="gr10" draw:layer="layout" svg:width="0.126cm" svg:height="0.05cm" svg:x="1.463cm" svg:y="0.941cm" svg:viewBox="0 0 127 51" draw:points="127,51 0,51 0,0 127,0">
            <text:p/>
          </draw:polygon>
          <draw:polygon draw:style-name="gr11" draw:layer="layout" svg:width="0.126cm" svg:height="0.05cm" svg:x="1.721cm" svg:y="0.941cm" svg:viewBox="0 0 127 51" draw:points="127,51 0,51 0,0 127,0">
            <text:p/>
          </draw:polygon>
          <draw:polygon draw:style-name="gr10" draw:layer="layout" svg:width="0.126cm" svg:height="0.05cm" svg:x="1.721cm" svg:y="0.941cm" svg:viewBox="0 0 127 51" draw:points="127,51 0,51 0,0 127,0">
            <text:p/>
          </draw:polygon>
          <draw:polygon draw:style-name="gr11" draw:layer="layout" svg:width="0.127cm" svg:height="0.05cm" svg:x="1.978cm" svg:y="0.941cm" svg:viewBox="0 0 128 51" draw:points="128,51 1,51 0,0 128,0">
            <text:p/>
          </draw:polygon>
          <draw:polygon draw:style-name="gr10" draw:layer="layout" svg:width="0.127cm" svg:height="0.05cm" svg:x="1.978cm" svg:y="0.941cm" svg:viewBox="0 0 128 51" draw:points="128,51 1,51 0,0 128,0">
            <text:p/>
          </draw:polygon>
          <draw:polygon draw:style-name="gr11" draw:layer="layout" svg:width="0.126cm" svg:height="0.05cm" svg:x="2.238cm" svg:y="0.941cm" svg:viewBox="0 0 127 51" draw:points="127,51 0,51 0,0 127,0">
            <text:p/>
          </draw:polygon>
          <draw:polygon draw:style-name="gr10" draw:layer="layout" svg:width="0.126cm" svg:height="0.05cm" svg:x="2.238cm" svg:y="0.941cm" svg:viewBox="0 0 127 51" draw:points="127,51 0,51 0,0 127,0">
            <text:p/>
          </draw:polygon>
          <draw:polygon draw:style-name="gr11" draw:layer="layout" svg:width="0.126cm" svg:height="0.05cm" svg:x="2.495cm" svg:y="0.941cm" svg:viewBox="0 0 127 51" draw:points="127,51 0,51 0,0 127,0">
            <text:p/>
          </draw:polygon>
          <draw:polygon draw:style-name="gr10" draw:layer="layout" svg:width="0.126cm" svg:height="0.05cm" svg:x="2.495cm" svg:y="0.941cm" svg:viewBox="0 0 127 51" draw:points="127,51 0,51 0,0 127,0">
            <text:p/>
          </draw:polygon>
          <draw:polygon draw:style-name="gr11" draw:layer="layout" svg:width="0.126cm" svg:height="0.05cm" svg:x="2.753cm" svg:y="0.941cm" svg:viewBox="0 0 127 51" draw:points="127,51 0,51 0,0 127,0">
            <text:p/>
          </draw:polygon>
          <draw:polygon draw:style-name="gr10" draw:layer="layout" svg:width="0.126cm" svg:height="0.05cm" svg:x="2.753cm" svg:y="0.941cm" svg:viewBox="0 0 127 51" draw:points="127,51 0,51 0,0 127,0">
            <text:p/>
          </draw:polygon>
          <draw:polygon draw:style-name="gr11" draw:layer="layout" svg:width="0.422cm" svg:height="0.291cm" svg:x="0.992cm" svg:y="1.071cm" svg:viewBox="0 0 423 292" draw:points="421,292 0,292 0,0 423,0">
            <text:p/>
          </draw:polygon>
          <draw:polygon draw:style-name="gr8" draw:layer="layout" svg:width="0.422cm" svg:height="0.291cm" svg:x="0.992cm" svg:y="1.071cm" svg:viewBox="0 0 423 292" draw:points="421,292 0,292 0,0 423,0">
            <text:p/>
          </draw:polygon>
          <draw:polygon draw:style-name="gr9" draw:layer="layout" svg:width="0.422cm" svg:height="0.291cm" svg:x="1.68cm" svg:y="1.071cm" svg:viewBox="0 0 423 292" draw:points="422,292 0,292 0,0 423,0">
            <text:p/>
          </draw:polygon>
          <draw:polygon draw:style-name="gr8" draw:layer="layout" svg:width="0.422cm" svg:height="0.291cm" svg:x="1.68cm" svg:y="1.071cm" svg:viewBox="0 0 423 292" draw:points="422,292 0,292 0,0 423,0">
            <text:p/>
          </draw:polygon>
          <draw:polygon draw:style-name="gr9" draw:layer="layout" svg:width="0.422cm" svg:height="0.291cm" svg:x="2.368cm" svg:y="1.071cm" svg:viewBox="0 0 423 292" draw:points="423,292 0,292 0,0 423,0">
            <text:p/>
          </draw:polygon>
          <draw:polygon draw:style-name="gr8" draw:layer="layout" svg:width="0.422cm" svg:height="0.291cm" svg:x="2.368cm" svg:y="1.071cm" svg:viewBox="0 0 423 292" draw:points="423,292 0,292 0,0 423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N5902</dc:title>
    <meta:creation-date>2011-02-07T16:38:08</meta:creation-date>
    <meta:editing-duration>P0D</meta:editing-duration>
    <meta:editing-cycles>1</meta:editing-cycles>
    <meta:document-statistic meta:object-count="65"/>
    <meta:generator>OpenOffice.org/3.3$Linux OpenOffice.org_project/330m20$Build-9567</meta:generator>
  </office:meta>
</office:document-meta>
</file>